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text:span></text:p>
      <text:p text:style-name="P1"><text:span text:style-name="T1"><text:tab/><text:tab/><text:tab/>NumPy Array Copy vs View</text:span></text:p>
      <text:p text:style-name="P1"><text:span text:style-name="T1"><text:tab/>=====================================================</text:span></text:p>
      <text:p text:style-name="P1"><text:span text:style-name="T1">=&gt;The Difference Between Copy and View</text:span></text:p>
      <text:p text:style-name="P1"><text:span text:style-name="T1">--------------------------------------------------------------</text:span></text:p>
      <text:p text:style-name="P1"><text:span text:style-name="T1">=&gt;The main difference between a copy and a view of an array is that the copy is a new array, and the view is just a view of the original array.</text:span></text:p>
      <text:p text:style-name="P1"><text:span text:style-name="T1">=&gt;The copy owns the data and any changes made to the copy will not affect original array, and any changes made to the original array will not affect the copy. modfifications are Independent ( Like Shallow Copy)</text:span></text:p>
      <text:p text:style-name="P2"/>
      <text:p text:style-name="P1"><text:span text:style-name="T1">=&gt;Syntax:- <text:s text:c="5"/>varname=ndrrayobj.copy()</text:span></text:p>
      <text:p text:style-name="P1"><text:span text:style-name="T1"><text:tab/><text:tab/><text:tab/><text:tab/>(OR)</text:span></text:p>
      <text:p text:style-name="P1"><text:span text:style-name="T1"><text:tab/><text:tab/><text:tab/>ndarrayobj2=numpy.copy(ndarrayobj1)</text:span></text:p>
      <text:p text:style-name="P2"/>
      <text:p text:style-name="P1"><text:span text:style-name="T1">=&gt;The view does not own the data and any changes made to the view will affect the original array, and any changes made to the original array will affect the view.</text:span></text:p>
      <text:p text:style-name="P1"><text:span text:style-name="T1">=&gt;Syntax:- <text:s text:c="5"/>varname=ndrrayobj.view()</text:span></text:p>
      <text:p text:style-name="P1"><text:span text:style-name="T1">------------------------------------------------------------------------------------------------------------</text:span></text:p>
      <text:p text:style-name="P1"><text:span text:style-name="T1">COPY:</text:span></text:p>
      <text:p text:style-name="P1"><text:span text:style-name="T1">---------------</text:span></text:p>
      <text:p text:style-name="P1"><text:span text:style-name="T1">Example</text:span></text:p>
      <text:p text:style-name="P1"><text:span text:style-name="T1">------------------</text:span></text:p>
      <text:p text:style-name="P1"><text:span text:style-name="T1"># Make a copy, change the original array, and display both arrays:</text:span></text:p>
      <text:p text:style-name="P1"><text:span text:style-name="T1">import numpy as np</text:span></text:p>
      <text:p text:style-name="P1"><text:span text:style-name="T1">arr = np.array([1, 2, 3, 4, 5])</text:span></text:p>
      <text:p text:style-name="P1"><text:span text:style-name="T1">x = arr.copy()</text:span></text:p>
      <text:p text:style-name="P1"><text:span text:style-name="T1">arr[0] = 42</text:span></text:p>
      <text:p text:style-name="P1"><text:span text:style-name="T1">print(arr) <text:s text:c="11"/># [42 <text:s/>2 <text:s/>3 <text:s/>4 <text:s/>5]</text:span></text:p>
      <text:p text:style-name="P1"><text:soft-page-break/><text:span text:style-name="T1">print(x) <text:s text:c="13"/># [1 2 3 4 5]</text:span></text:p>
      <text:p text:style-name="P2"/>
      <text:p text:style-name="P1"><text:span text:style-name="T1">-----------------------------------------------------------------------------------------------------------------------------</text:span></text:p>
      <text:p text:style-name="P1"><text:span text:style-name="T1">NOTE: The copy SHOULD NOT be affected by the changes made to the original array.</text:span></text:p>
      <text:p text:style-name="P1"><text:span text:style-name="T1">-----------------------------------------------------------------------------------------------------------------------------</text:span></text:p>
      <text:p text:style-name="P1"><text:span text:style-name="T1">VIEW:</text:span></text:p>
      <text:p text:style-name="P1"><text:span text:style-name="T1">-----------------</text:span></text:p>
      <text:p text:style-name="P1"><text:span text:style-name="T1">Example</text:span></text:p>
      <text:p text:style-name="P1"><text:span text:style-name="T1">------------------</text:span></text:p>
      <text:p text:style-name="P1"><text:span text:style-name="T1">#Make a view, change the original array, and display both arrays:</text:span></text:p>
      <text:p text:style-name="P1"><text:span text:style-name="T1">import numpy as np</text:span></text:p>
      <text:p text:style-name="P1"><text:span text:style-name="T1">arr = np.array([1, 2, 3, 4, 5])</text:span></text:p>
      <text:p text:style-name="P1"><text:span text:style-name="T1">x = arr.view()</text:span></text:p>
      <text:p text:style-name="P1"><text:span text:style-name="T1">arr[0] = 42</text:span></text:p>
      <text:p text:style-name="P1"><text:span text:style-name="T1">print(arr) <text:s/># [42 <text:s/>2 <text:s/>3 <text:s/>4 <text:s/>5]</text:span></text:p>
      <text:p text:style-name="P1"><text:span text:style-name="T1">print(x) <text:s text:c="2"/># [42 <text:s/>2 <text:s/>3 <text:s/>4 <text:s/>5]</text:span></text:p>
      <text:p text:style-name="P1"><text:span text:style-name="T1">------------------------------------------------------------------------------------------------------------------------</text:span></text:p>
      <text:p text:style-name="P1"><text:span text:style-name="T1">NOTE : The view SHOULD be affected by the changes made to the original array.</text:span></text:p>
      <text:p text:style-name="P1"><text:span text:style-name="T1">------------------------------------------------------------------------------------------------------------------------</text:span></text:p>
      <text:p text:style-name="P1"><text:span text:style-name="T1"># Make Changes in the VIEW:</text:span></text:p>
      <text:p text:style-name="P1"><text:span text:style-name="T1">------------------</text:span></text:p>
      <text:p text:style-name="P1"><text:span text:style-name="T1">Example</text:span></text:p>
      <text:p text:style-name="P1"><text:span text:style-name="T1">------------------</text:span></text:p>
      <text:p text:style-name="P1"><text:span text:style-name="T1"># Make a view, change the view, and display both arrays:</text:span></text:p>
      <text:p text:style-name="P1"><text:span text:style-name="T1">import numpy as np</text:span></text:p>
      <text:p text:style-name="P1"><text:span text:style-name="T1">arr = np.array([1, 2, 3, 4, 5])</text:span></text:p>
      <text:p text:style-name="P1"><text:soft-page-break/><text:span text:style-name="T1">x = arr.view()</text:span></text:p>
      <text:p text:style-name="P1"><text:span text:style-name="T1">x[0] = 31</text:span></text:p>
      <text:p text:style-name="P2"/>
      <text:p text:style-name="P1"><text:span text:style-name="T1">print(arr) <text:s/># [31 <text:s/>2 <text:s/>3 <text:s/>4 <text:s/>5]</text:span></text:p>
      <text:p text:style-name="P1"><text:span text:style-name="T1">print(x) <text:s/># [31 <text:s/>2 <text:s/>3 <text:s/>4 <text:s/>5]</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2" meta:word-count="298" meta:character-count="2392" meta:non-whitespace-character-count="2075"/>
    <meta:generator>LibreOfficeDev/6.0.5.2$Linux_X86_64 LibreOffice_project/</meta:generator>
  </office:meta>
</office:document-meta>
</file>